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ee70" officeooo:paragraph-rsid="001cee70"/>
    </style:style>
    <style:style style:name="P2" style:family="paragraph" style:parent-style-name="Standard">
      <style:text-properties officeooo:rsid="001cee70" officeooo:paragraph-rsid="001cee70"/>
    </style:style>
    <style:style style:name="P3" style:family="paragraph" style:parent-style-name="Standard">
      <style:text-properties officeooo:rsid="001f7ded" officeooo:paragraph-rsid="001f7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Pourquoi, on suppose tous les delta connus.</text:p>
      <text:p text:style-name="P1"/>
      <text:p text:style-name="P1">2) Cas des données manquantes</text:p>
      <text:p text:style-name="P1"/>
      <text:p text:style-name="P1"/>
      <text:p text:style-name="P3">3) Problème d’overfit ? Quand on met un optimizer meilleurs les résutlats sont moins b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0:12:59.894000000</meta:creation-date>
    <meta:generator>LibreOffice/5.1.5.2$Windows_x86 LibreOffice_project/7a864d8825610a8c07cfc3bc01dd4fce6a9447e5</meta:generator>
    <dc:date>2020-03-26T15:43:24.522000000</dc:date>
    <meta:editing-duration>PT1M29S</meta:editing-duration>
    <meta:editing-cycles>2</meta:editing-cycles>
    <meta:document-statistic meta:table-count="0" meta:image-count="0" meta:object-count="0" meta:page-count="1" meta:paragraph-count="3" meta:word-count="28" meta:character-count="164" meta:non-whitespace-character-count="139"/>
  </office:meta>
</office:document-meta>
</file>